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db96" officeooo:paragraph-rsid="0011db96"/>
    </style:style>
    <style:style style:name="P2" style:family="paragraph" style:parent-style-name="Standard">
      <style:text-properties fo:font-weight="bold" officeooo:rsid="0011db96" officeooo:paragraph-rsid="0011db9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FID</text:p>
      <text:p text:style-name="P1">python3 -m venv venv</text:p>
      <text:p text:style-name="P1"/>
      <text:p text:style-name="P1">source venv/bin/activate</text:p>
      <text:p text:style-name="P1"/>
      <text:p text:style-name="P1">(venv) pi@raspberrypi:~/rfid_project $</text:p>
      <text:p text:style-name="P1">pip install mfrc522 RPi.GPIO</text:p>
      <text:p text:style-name="P1"/>
      <text:p text:style-name="P1">git clone https://github.com/pimylifeup/MFRC522-python.git</text:p>
      <text:p text:style-name="P1">cd MFRC522-python</text:p>
      <text:p text:style-name="P1">sudo python3 setup.py install</text:p>
      <text:p text:style-name="P1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1T20:52:57.629082347</meta:creation-date>
    <dc:date>2025-09-21T21:01:26.296872933</dc:date>
    <meta:editing-duration>PT8M35S</meta:editing-duration>
    <meta:editing-cycles>1</meta:editing-cycles>
    <meta:document-statistic meta:table-count="0" meta:image-count="0" meta:object-count="0" meta:page-count="1" meta:paragraph-count="8" meta:word-count="23" meta:character-count="218" meta:non-whitespace-character-count="203"/>
    <meta:generator>LibreOffice/25.2.6.2$Linux_X86_64 LibreOffice_project/520$Build-2</meta:generator>
  </office:meta>
</office:document-meta>
</file>